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4c32" officeooo:paragraph-rsid="00154c32"/>
    </style:style>
    <style:style style:name="P2" style:family="paragraph" style:parent-style-name="Standard">
      <style:paragraph-properties fo:text-align="start" style:justify-single-word="false"/>
      <style:text-properties style:font-name="Consolas" officeooo:rsid="00154c32" officeooo:paragraph-rsid="00154c32"/>
    </style:style>
    <style:style style:name="P3" style:family="paragraph" style:parent-style-name="Standard">
      <style:paragraph-properties fo:text-align="start" style:justify-single-word="false"/>
      <style:text-properties style:font-name="Consolas" officeooo:rsid="0019a0b9" officeooo:paragraph-rsid="001708d5"/>
    </style:style>
    <style:style style:name="P4" style:family="paragraph" style:parent-style-name="Standard">
      <style:paragraph-properties fo:text-align="start" style:justify-single-word="false"/>
      <style:text-properties style:font-name="Consolas" officeooo:rsid="0019a0b9" officeooo:paragraph-rsid="0019a0b9"/>
    </style:style>
    <style:style style:name="P5" style:family="paragraph" style:parent-style-name="Standard">
      <style:paragraph-properties fo:text-align="start" style:justify-single-word="false"/>
      <style:text-properties style:font-name="Consolas" officeooo:rsid="001a3cb6" officeooo:paragraph-rsid="0019a0b9"/>
    </style:style>
    <style:style style:name="P6" style:family="paragraph" style:parent-style-name="Standard">
      <style:paragraph-properties fo:text-align="start" style:justify-single-word="false"/>
      <style:text-properties style:font-name="Consolas" officeooo:rsid="001a3cb6" officeooo:paragraph-rsid="001a3cb6"/>
    </style:style>
    <style:style style:name="P7" style:family="paragraph" style:parent-style-name="Standard">
      <style:paragraph-properties fo:text-align="start" style:justify-single-word="false"/>
      <style:text-properties style:font-name="Consolas" officeooo:rsid="001c29ba" officeooo:paragraph-rsid="001c29ba"/>
    </style:style>
    <style:style style:name="P8" style:family="paragraph" style:parent-style-name="Standard">
      <style:paragraph-properties fo:text-align="start" style:justify-single-word="false"/>
      <style:text-properties style:font-name="Consolas" officeooo:rsid="001d95fd" officeooo:paragraph-rsid="001d95fd"/>
    </style:style>
    <style:style style:name="P9" style:family="paragraph" style:parent-style-name="Standard">
      <style:paragraph-properties fo:text-align="start" style:justify-single-word="false"/>
      <style:text-properties style:font-name="Consolas" officeooo:rsid="001f84f4" officeooo:paragraph-rsid="001f84f4"/>
    </style:style>
    <style:style style:name="P10" style:family="paragraph" style:parent-style-name="Standard">
      <style:paragraph-properties fo:text-align="start" style:justify-single-word="false"/>
      <style:text-properties officeooo:rsid="001708d5" officeooo:paragraph-rsid="001708d5"/>
    </style:style>
    <style:style style:name="P11" style:family="paragraph" style:parent-style-name="Standard">
      <style:paragraph-properties fo:text-align="start" style:justify-single-word="false"/>
      <style:text-properties officeooo:rsid="0019a0b9" officeooo:paragraph-rsid="0019a0b9"/>
    </style:style>
    <style:style style:name="P12" style:family="paragraph" style:parent-style-name="Standard" style:list-style-name="L1">
      <style:paragraph-properties fo:text-align="start" style:justify-single-word="false"/>
      <style:text-properties style:font-name="Consolas" officeooo:rsid="00154c32" officeooo:paragraph-rsid="0019a0b9"/>
    </style:style>
    <style:style style:name="P13" style:family="paragraph" style:parent-style-name="Standard">
      <style:paragraph-properties fo:text-align="start" style:justify-single-word="false"/>
      <style:text-properties style:font-name="Consolas" officeooo:rsid="00237b3b" officeooo:paragraph-rsid="00237b3b"/>
    </style:style>
    <style:style style:name="P14" style:family="paragraph" style:parent-style-name="Standard">
      <style:paragraph-properties fo:text-align="start" style:justify-single-word="false"/>
      <style:text-properties style:font-name="Consolas" officeooo:rsid="00298a2c" officeooo:paragraph-rsid="00298a2c"/>
    </style:style>
    <style:style style:name="P15" style:family="paragraph" style:parent-style-name="Standard">
      <style:paragraph-properties fo:text-align="start" style:justify-single-word="false"/>
      <style:text-properties style:font-name="Consolas" officeooo:rsid="0019a0b9" officeooo:paragraph-rsid="0019a0b9"/>
    </style:style>
    <style:style style:name="P16" style:family="paragraph" style:parent-style-name="Standard" style:list-style-name="L1">
      <style:paragraph-properties fo:text-align="start" style:justify-single-word="false"/>
      <style:text-properties officeooo:paragraph-rsid="0019a0b9"/>
    </style:style>
    <style:style style:name="P17" style:family="paragraph" style:parent-style-name="Standard">
      <style:paragraph-properties fo:text-align="start" style:justify-single-word="false"/>
      <style:text-properties officeooo:paragraph-rsid="00298a2c"/>
    </style:style>
    <style:style style:name="P18" style:family="paragraph" style:parent-style-name="Standard" style:list-style-name="L2">
      <style:paragraph-properties fo:text-align="start" style:justify-single-word="false"/>
      <style:text-properties officeooo:rsid="00299677" officeooo:paragraph-rsid="00299677"/>
    </style:style>
    <style:style style:name="P19" style:family="paragraph" style:parent-style-name="Standard" style:list-style-name="L2">
      <style:paragraph-properties fo:text-align="start" style:justify-single-word="false"/>
      <style:text-properties officeooo:rsid="00299dcd" officeooo:paragraph-rsid="00299dcd"/>
    </style:style>
    <style:style style:name="T1" style:family="text">
      <style:text-properties style:font-name="Consolas"/>
    </style:style>
    <style:style style:name="T2" style:family="text">
      <style:text-properties style:font-name="Consolas" officeooo:rsid="00154c32"/>
    </style:style>
    <style:style style:name="T3" style:family="text">
      <style:text-properties style:font-name="Consolas" officeooo:rsid="001810b2"/>
    </style:style>
    <style:style style:name="T4" style:family="text">
      <style:text-properties style:font-name="Consolas" officeooo:rsid="0019a0b9"/>
    </style:style>
    <style:style style:name="T5" style:family="text">
      <style:text-properties style:font-name="Consolas" officeooo:rsid="001a3cb6"/>
    </style:style>
    <style:style style:name="T6" style:family="text">
      <style:text-properties style:font-name="Consolas" officeooo:rsid="00298a2c"/>
    </style:style>
    <style:style style:name="T7" style:family="text">
      <style:text-properties style:font-name="Consolas" officeooo:rsid="00299dcd"/>
    </style:style>
    <style:style style:name="T8" style:family="text">
      <style:text-properties officeooo:rsid="001fdb6d"/>
    </style:style>
    <style:style style:name="T9" style:family="text">
      <style:text-properties officeooo:rsid="0020cb4f"/>
    </style:style>
    <style:style style:name="T10" style:family="text">
      <style:text-properties officeooo:rsid="0027399b"/>
    </style:style>
    <style:style style:name="T11" style:family="text">
      <style:text-properties officeooo:rsid="00284878"/>
    </style:style>
    <style:style style:name="T12" style:family="text">
      <style:text-properties officeooo:rsid="0028ee6f"/>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4</text:p>
      <text:p text:style-name="P1"/>
      <text:p text:style-name="P1"/>
      <text:p text:style-name="P2">1.</text:p>
      <text:p text:style-name="P2">a)</text:p>
      <text:list xml:id="list285133897" text:style-name="L1">
        <text:list-item>
          <text:p text:style-name="P12">12KiB → 20KiB 10KiB → 10KiB 9KiB → 18KiB</text:p>
        </text:list-item>
        <text:list-item>
          <text:p text:style-name="P12">12KiB → 18KiB 10KiB → 20KiB 9KiB → 9KiB</text:p>
        </text:list-item>
        <text:list-item>
          <text:p text:style-name="P12">12KiB → 12KiB 10KiB → 10KiB 9KiB → 9KiB</text:p>
        </text:list-item>
        <text:list-item>
          <text:p text:style-name="P16"><text:span text:style-name="T2">12KiB → </text:span><text:span text:style-name="T4">20</text:span><text:span text:style-name="T2">KiB 10KiB → </text:span><text:span text:style-name="T4">18</text:span><text:span text:style-name="T2">KiB 9KiB → </text:span><text:span text:style-name="T4">15</text:span><text:span text:style-name="T2">KiB</text:span></text:p>
        </text:list-item>
      </text:list>
      <text:p text:style-name="P10"><text:span text:style-name="T2">b</text:span><text:span text:style-name="T1">)</text:span></text:p>
      <text:p text:style-name="P10"><text:span text:style-name="T3"><text:tab/></text:span><text:span text:style-name="T4">worst fit → first fit → next fit → best fit</text:span></text:p>
      <text:p text:style-name="P3"/>
      <text:p text:style-name="P4">Internal Fragmentation – Memory block assigned to a process is bigger than the size needed, leaving some memory unused.</text:p>
      <text:p text:style-name="P4"/>
      <text:p text:style-name="P4">External Fragmentation – Total memory space is enough to satisfy a request or to reside a process in it, but it is not contiguous, i.e not coupled together. The result is that, although free storage is available, it is unusable since it is divided into small pieces. Solution of external fragmentation is compaction, paging and segmentation.</text:p>
      <text:p text:style-name="P4"/>
      <text:p text:style-name="P11"><text:span text:style-name="T1">2.</text:span><text:span text:style-name="T5"> Paging is a memory management scheme that eliminates the need for contigous allocation of physical memory, avoiding the problem of external fragmentation. On the other hand, variable partitioning might help solving the problem of internal fragmentation, since it provides memory partitions of different sizes, creating memory spaces that waste less memory for different kinds of processes. Furthermore, the use of paging requires the use of memory to store the page tables that connect the virtual memory to physical.</text:span></text:p>
      <text:p text:style-name="P5"/>
      <text:p text:style-name="P6">3. No it would not be a good solution, because it would defeat the whole purpose of using paging, which is to allow non-contigous memory, i.e separated portions of memory, to be allocated for a process. By storing only the mapping between the 1st page to the physical address frame, we cannot use non-contigous memory.</text:p>
      <text:p text:style-name="P6"/>
      <text:p text:style-name="P7">4/5 done in code</text:p>
      <text:p text:style-name="P7"/>
      <text:p text:style-name="P8">6.</text:p>
      <text:p text:style-name="P8"/>
      <text:p text:style-name="P9">9.</text:p>
      <text:p text:style-name="P9">a) The protection can be defeated by doing a Buffer Overflow attack. <text:span text:style-name="T8">By overflowing the array that holds the input string, we can make the variable that is in sequent memory (pass </text:span><text:span text:style-name="T9">is before buff</text:span><text:span text:style-name="T8">) change aswell.</text:span></text:p>
      <text:p text:style-name="P9"/>
      <text:p text:style-name="P13">11. <text:span text:style-name="T10">In paging, the program is divided into fixed size pages. On the other hand, in seg</text:span><text:span text:style-name="T11">mentation, program is divided into variable sized sections. </text:span><text:span text:style-name="T12">With this in mind, a memory system using segmentation prevents the existence of external fragmentation (see </text:span><text:soft-page-break/><text:span text:style-name="T12">above what it is), but segmentation also brings internal fragmentation. So we could say that a ideal solution has a mixed system of both. Dividing the memory into various segments, including segments for the kernell and user programs. These segments have variable sizes and to solve the internal fragmentation issue, paging is used inside each segment. With paging, a larger segment is broken into several pages and only the necessary pages remain in the main memory. So, basically, the Modern OSs have two memory abstractions, where segmentation is more used for “handling the programs” and Paging for “managing the physical memory”.</text:span></text:p>
      <text:p text:style-name="P14"/>
      <text:p text:style-name="P17"><text:span text:style-name="T6">12.</text:span></text:p>
      <text:list xml:id="list2656899661" text:style-name="L2">
        <text:list-item>
          <text:p text:style-name="P18"><text:span text:style-name="T6">N</text:span><text:span text:style-name="T1">ot recently Used page – </text:span><text:span text:style-name="T7">page 9</text:span></text:p>
        </text:list-item>
        <text:list-item>
          <text:p text:style-name="P19"><text:span text:style-name="T1">FIFO – page 87?</text:span></text:p>
        </text:list-item>
        <text:list-item>
          <text:p text:style-name="P19"><text:span text:style-name="T1">Least Recently Used – page 87</text:span></text:p>
        </text:list-item>
        <text:list-item>
          <text:p text:style-name="P19"><text:span text:style-name="T1">FIFO – second chance – page 9 ??</text:span></text:p>
        </text:list-item>
      </text:list>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43:09.472502338</meta:creation-date>
    <meta:generator>LibreOffice/6.4.6.2$Linux_X86_64 LibreOffice_project/40$Build-2</meta:generator>
    <dc:date>2021-03-31T18:49:47.789942390</dc:date>
    <meta:editing-duration>PT13H5M</meta:editing-duration>
    <meta:editing-cycles>12</meta:editing-cycles>
    <meta:document-statistic meta:table-count="0" meta:image-count="0" meta:object-count="0" meta:page-count="2" meta:paragraph-count="23" meta:word-count="471" meta:character-count="2761" meta:non-whitespace-character-count="2313"/>
  </office:meta>
</office:document-meta>
</file>